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ro" svg:font-family="Gero"/>
    <style:font-face style:name="Mangal1" svg:font-family="Mangal"/>
    <style:font-face style:name="Pel" svg:font-family="Pe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Arial" svg:font-family="Arial" style:font-family-generic="swiss" style:font-pitch="variable"/>
    <style:font-face style:name="F" svg:font-family=""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color="#000000" style:font-name="Palatino Linotype"/>
    </style:style>
    <style:style style:name="P2" style:family="paragraph" style:parent-style-name="Title" style:master-page-name="Standard">
      <style:paragraph-properties style:page-number="auto"/>
    </style:style>
    <style:style style:name="P3" style:family="paragraph" style:parent-style-name="Compact" style:list-style-name="WWNum1001"/>
    <style:style style:name="P4" style:family="paragraph" style:parent-style-name="Compact" style:list-style-name="WWNum1004"/>
    <style:style style:name="P5" style:family="paragraph" style:parent-style-name="Compact" style:list-style-name="WWNum1016"/>
    <style:style style:name="P6" style:family="paragraph" style:parent-style-name="Compact" style:list-style-name="WWNum1001">
      <style:text-properties fo:color="#000000" style:font-name="Palatino Linotype"/>
    </style:style>
    <style:style style:name="P7" style:family="paragraph" style:parent-style-name="Compact" style:list-style-name="WWNum1002">
      <style:text-properties fo:color="#000000" style:font-name="Palatino Linotype"/>
    </style:style>
    <style:style style:name="P8" style:family="paragraph" style:parent-style-name="Compact" style:list-style-name="WWNum1003">
      <style:text-properties fo:color="#000000" style:font-name="Palatino Linotype"/>
    </style:style>
    <style:style style:name="P9" style:family="paragraph" style:parent-style-name="Compact" style:list-style-name="WWNum1005">
      <style:text-properties fo:color="#000000" style:font-name="Palatino Linotype"/>
    </style:style>
    <style:style style:name="P10" style:family="paragraph" style:parent-style-name="Compact" style:list-style-name="WWNum1006">
      <style:text-properties fo:color="#000000" style:font-name="Palatino Linotype"/>
    </style:style>
    <style:style style:name="P11" style:family="paragraph" style:parent-style-name="Compact" style:list-style-name="WWNum1007">
      <style:text-properties fo:color="#000000" style:font-name="Palatino Linotype"/>
    </style:style>
    <style:style style:name="P12" style:family="paragraph" style:parent-style-name="Compact" style:list-style-name="WWNum1008">
      <style:text-properties fo:color="#000000" style:font-name="Palatino Linotype"/>
    </style:style>
    <style:style style:name="P13" style:family="paragraph" style:parent-style-name="Compact" style:list-style-name="WWNum1009">
      <style:text-properties fo:color="#000000" style:font-name="Palatino Linotype"/>
    </style:style>
    <style:style style:name="P14" style:family="paragraph" style:parent-style-name="Compact" style:list-style-name="WWNum1010">
      <style:text-properties fo:color="#000000" style:font-name="Palatino Linotype"/>
    </style:style>
    <style:style style:name="P15" style:family="paragraph" style:parent-style-name="Compact" style:list-style-name="WWNum1011">
      <style:text-properties fo:color="#000000" style:font-name="Palatino Linotype"/>
    </style:style>
    <style:style style:name="P16" style:family="paragraph" style:parent-style-name="Compact" style:list-style-name="WWNum1012">
      <style:text-properties fo:color="#000000" style:font-name="Palatino Linotype"/>
    </style:style>
    <style:style style:name="P17" style:family="paragraph" style:parent-style-name="Compact" style:list-style-name="WWNum1013">
      <style:text-properties fo:color="#000000" style:font-name="Palatino Linotype"/>
    </style:style>
    <style:style style:name="P18" style:family="paragraph" style:parent-style-name="Compact" style:list-style-name="WWNum1014">
      <style:text-properties fo:color="#000000" style:font-name="Palatino Linotype"/>
    </style:style>
    <style:style style:name="P19" style:family="paragraph" style:parent-style-name="Compact" style:list-style-name="WWNum1015">
      <style:text-properties fo:color="#000000" style:font-name="Palatino Linotype"/>
    </style:style>
    <style:style style:name="P20" style:family="paragraph" style:parent-style-name="Heading_20_2">
      <style:text-properties fo:color="#000000" style:font-name="Palatino Linotype"/>
    </style:style>
    <style:style style:name="P21" style:family="paragraph" style:parent-style-name="Heading_20_1">
      <style:text-properties fo:color="#000000" style:font-name="Palatino Linotype"/>
    </style:style>
    <style:style style:name="P22" style:family="paragraph" style:parent-style-name="Heading_20_1">
      <style:paragraph-properties>
        <style:tab-stops>
          <style:tab-stop style:position="1.748in"/>
        </style:tab-stops>
      </style:paragraph-properties>
      <style:text-properties officeooo:paragraph-rsid="00080e74"/>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font-name="Georgia"/>
    </style:style>
    <style:style style:name="T4" style:family="text">
      <style:text-properties fo:color="#000000"/>
    </style:style>
    <style:style style:name="T5" style:family="text">
      <style:text-properties fo:color="#000000" style:font-name="Georgia"/>
    </style:style>
    <style:style style:name="T6" style:family="text">
      <style:text-properties fo:color="#000000" style:font-name="Gero"/>
    </style:style>
    <style:style style:name="T7" style:family="text">
      <style:text-properties fo:color="#000000" style:font-name="Palatino Linotyp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posal</text:p>
      <text:h text:style-name="Heading_20_3" text:outline-level="2">Smaller</text:h>
      <text:h text:style-name="P22" text:outline-level="1">Scripture</text:h>
      <text:p text:style-name="Block_20_Quote">Mormon 9:34</text:p>
      <text:p text:style-name="Block_20_Quote">"34 But the Lord knoweth the things which we have written, and also that none other people knoweth our language; and because that none other people knoweth our language, therefore he hath prepared means for the interpretation thereof."</text:p>
      <text:h text:style-name="P21" text:outline-level="1"><text:bookmark text:name="abstract"/>2 Abstract</text:h>
      <text:p text:style-name="Standard"><text:span text:style-name="T1">The focus of this project is</text:span> to learn how to parse and execute a programing language using a lexer, parser and abstract syntax tree which will help deepen my understanding of how programing languages go from code to execution.</text:p>
      <text:p text:style-name="P1"><text:span text:style-name="T1">The application focus is</text:span> to make a simple, easy to use programing language for people first learning to program.</text:p>
      <text:h text:style-name="P21" text:outline-level="1"><text:bookmark text:name="background"/>3 Background</text:h>
      <text:h text:style-name="Heading_20_2" text:outline-level="2"><text:bookmark text:name="definitions"/>3.1 Definitions</text:h>
      <text:p text:style-name="P1"><text:span text:style-name="T2">Abstract syntax tree (AST)</text:span></text:p>
      <text:p text:style-name="P1">An abstract syntax tree (AST) is a tree representation of the abstract syntactic structure of source code written in a programming language.</text:p>
      <text:p text:style-name="P1"><text:span text:style-name="T2">Executer</text:span></text:p>
      <text:p text:style-name="P1">This is the part that turns the AST into action. Action meaning making the computer do what the AST said to do based on the rules of the language.</text:p>
      <text:p text:style-name="P1"><text:span text:style-name="T2">Tokenizer</text:span></text:p>
      <text:p text:style-name="P1">Breaks a string of characters into "tokens" or the pieces of the programing language (if block, a function, etc...)</text:p>
      <text:p text:style-name="P1"><text:span text:style-name="T2">Parser</text:span></text:p>
      <text:p text:style-name="P1"><text:soft-page-break/>The part of the program that turns the tokens into an AST.</text:p>
      <text:p text:style-name="P1"><text:span text:style-name="T2">Spec</text:span></text:p>
      <text:p text:style-name="P1">Stands for "requirements specification" which will be a document describing what my programing language is required to preform.</text:p>
      <text:h text:style-name="P20" text:outline-level="2"><text:bookmark text:name="why-this-topic-is-of-interest"/>3.2 Why this topic is of interest</text:h>
      <text:p text:style-name="P1">Programing is a very useful skill but the barrier to entry is quite high for beginners. For this reason I propose to create a simple programing language with a visual representation of the internals. Providing a more visual way to see what is going on at each stage of the execution helps beginners find bugs as well as understand what the program is actually doing. This is interesting because many people, if taught to code, could solve many useful problems that otherwise would not of been possible for them.</text:p>
      <text:h text:style-name="P20" text:outline-level="2"><text:bookmark text:name="prior-work-by-others"/>3.3 Prior work by others</text:h>
      <text:list xml:id="list595825645880925066" text:style-name="WWNum1001">
        <text:list-item>
          <text:p text:style-name="P3"><text:a xlink:type="simple" xlink:href="http://sonic-pi.net" text:style-name="Internet_20_link" text:visited-style-name="Visited_20_Internet_20_Link"><text:span text:style-name="Link"><text:span text:style-name="T7">http://sonic-pi.net</text:span></text:span></text:a><text:span text:style-name="T7"> a music creation programing enviorment.</text:span></text:p>
        </text:list-item>
        <text:list-item>
          <text:p text:style-name="P3"><text:a xlink:type="simple" xlink:href="http://docs.racket-lang.org/drracket/index.html" text:style-name="Internet_20_link" text:visited-style-name="Visited_20_Internet_20_Link"><text:span text:style-name="Link"><text:span text:style-name="T7">DrRacket</text:span></text:span></text:a><text:span text:style-name="T7"> programing with pictures.</text:span></text:p>
        </text:list-item>
        <text:list-item>
          <text:p text:style-name="P3"><text:a xlink:type="simple" xlink:href="https://www.yoyogames.com/studio" text:style-name="Internet_20_link" text:visited-style-name="Visited_20_Internet_20_Link"><text:span text:style-name="Link"><text:span text:style-name="T7">GameMaker</text:span></text:span></text:a><text:span text:style-name="T7"> a programing envorment that I learned to program in.</text:span></text:p>
        </text:list-item>
        <text:list-item>
          <text:p text:style-name="P6">Python's editor for windows</text:p>
        </text:list-item>
        <text:list-item>
          <text:p text:style-name="P3"><text:a xlink:type="simple" xlink:href="http://scratch.mit.edu/" text:style-name="Internet_20_link" text:visited-style-name="Visited_20_Internet_20_Link"><text:span text:style-name="Link"><text:span text:style-name="T7">Scratch</text:span></text:span></text:a><text:span text:style-name="T7"> a lego based programing language.</text:span></text:p>
        </text:list-item>
        <text:list-item>
          <text:p text:style-name="P6">Codeacademy / Codeschool (both online tutorials that take you step-by-step through programing)</text:p>
        </text:list-item>
        <text:list-item>
          <text:p text:style-name="P3"><text:a xlink:type="simple" xlink:href="https://itunes.apple.com/us/app/daisy-the-dinosaur/id490514278" text:style-name="Internet_20_link" text:visited-style-name="Visited_20_Internet_20_Link"><text:span text:style-name="Link"><text:span text:style-name="T7">Daisy the Dinosaur</text:span></text:span></text:a><text:span text:style-name="T7"> an app for young children to learn to program on an I-pad.</text:span></text:p>
        </text:list-item>
        <text:list-item>
          <text:p text:style-name="P3"><text:a xlink:type="simple" xlink:href="https://www.khanacademy.org/cs" text:style-name="Internet_20_link" text:visited-style-name="Visited_20_Internet_20_Link"><text:span text:style-name="Link"><text:span text:style-name="T7">Khan Academy Computer science courses</text:span></text:span></text:a><text:span text:style-name="T7">.</text:span></text:p>
        </text:list-item>
        <text:list-item>
          <text:p text:style-name="P3"><text:a xlink:type="simple" xlink:href="http://code.org/" text:style-name="Internet_20_link" text:visited-style-name="Visited_20_Internet_20_Link"><text:span text:style-name="Link"><text:span text:style-name="T7">CODE.ORG</text:span></text:span></text:a><text:span text:style-name="T7"> has many basic interactive programing tutorials aimed at children.</text:span></text:p>
        </text:list-item>
        <text:list-item>
          <text:p text:style-name="P6">etc... etc...</text:p>
        </text:list-item>
      </text:list>
      <text:h text:style-name="P20" text:outline-level="2"><text:bookmark text:name="prior-work-by-you"/>3.4 Prior work by you</text:h>
      <text:list xml:id="list2743543665147432897" text:style-name="WWNum1002">
        <text:list-item>
          <text:p text:style-name="P7">Brainstorming for the language syntax and other language ideas.</text:p>
        </text:list-item>
        <text:list-item>
          <text:p text:style-name="P7">Research in how various languages other languages work</text:p>
        </text:list-item>
        <text:list-item>
          <text:p text:style-name="P7">Research into the high level concepts of a compiler</text:p>
        </text:list-item>
      </text:list>
      <text:h text:style-name="P21" text:outline-level="1"><text:bookmark text:name="description"/><text:soft-page-break/>4 Description</text:h>
      <text:p text:style-name="P1">The project consists of making a simple, easy to use programing language focused at people who are first learning to program.</text:p>
      <text:list xml:id="list329972444136790864" text:style-name="WWNum1003">
        <text:list-item>
          <text:p text:style-name="P8">Preliminary research and proposal preparation</text:p>
        </text:list-item>
        <text:list-item>
          <text:p text:style-name="P8">Research</text:p>
        </text:list-item>
        <text:list-item>
          <text:p text:style-name="P8">Requirements specification</text:p>
        </text:list-item>
        <text:list-item>
          <text:p text:style-name="P8">Design</text:p>
        </text:list-item>
        <text:list-item>
          <text:p text:style-name="P8">Writing behavior driven tests.</text:p>
        </text:list-item>
        <text:list-item>
          <text:p text:style-name="P8">Writing the Code to preform the given behaviors previously specified.</text:p>
        </text:list-item>
      </text:list>
      <text:h text:style-name="P20" text:outline-level="2"><text:bookmark text:name="what-is-success"/>4.1 What is success?</text:h>
      <text:p text:style-name="P1">The following is considered a "success":</text:p>
      <text:list xml:id="list456188659342944214" text:style-name="WWNum1004">
        <text:list-item>
          <text:p text:style-name="P4">The code from the spec parses</text:p>
        </text:list-item>
        <text:list-item>
          <text:p text:style-name="P4">The code from the spec runs</text:p>
        </text:list-item>
        <text:list-item>
          <text:p text:style-name="P4">The code from the spec has the required output for any of the input examples from the spec</text:p>
        </text:list-item>
      </text:list>
      <text:h text:style-name="P21" text:outline-level="1"><text:bookmark text:name="scope"/>5 Scope</text:h>
      <text:h text:style-name="Heading_20_2" text:outline-level="2"><text:bookmark text:name="what-is-included"/>5.1 What is included</text:h>
      <text:list xml:id="list5746382597287371617" text:style-name="WWNum1005">
        <text:list-item>
          <text:p text:style-name="P9">A simple executable programing language which will have the following features</text:p>
        </text:list-item>
        <text:list-item>
          <text:p text:style-name="P9">Variables which can hold values and be replaced with other values</text:p>
        </text:list-item>
        <text:list-item>
          <text:p text:style-name="P9">Basic math operators including addition, subtraction, division and multiplication.</text:p>
        </text:list-item>
        <text:list-item>
          <text:p text:style-name="P9">Lists<text:line-break/></text:p>
        </text:list-item>
        <text:list-item>
          <text:p text:style-name="P9">A basic way to repeat blocks of code a number of times</text:p>
        </text:list-item>
        <text:list-item>
          <text:p text:style-name="P9">Functions</text:p>
        </text:list-item>
      </text:list>
      <text:list xml:id="list8620743189859536054" text:style-name="WWNum1006">
        <text:list-item>
          <text:list>
            <text:list-item>
              <text:p text:style-name="P10">Defining them</text:p>
            </text:list-item>
            <text:list-item>
              <text:p text:style-name="P10">Running them</text:p>
            </text:list-item>
            <text:list-item>
              <text:p text:style-name="P10">Returning values from them</text:p>
            </text:list-item>
            <text:list-item>
              <text:p text:style-name="P10">Returning values from them</text:p>
            </text:list-item>
          </text:list>
        </text:list-item>
      </text:list>
      <text:list xml:id="list155749642884153" text:continue-list="list5746382597287371617" text:style-name="WWNum1005">
        <text:list-item>
          <text:p text:style-name="P9">A simple view of the output in a separate screen</text:p>
        </text:list-item>
        <text:list-item>
          <text:p text:style-name="P9">A visual way to view the internals variables</text:p>
        </text:list-item>
      </text:list>
      <text:h text:style-name="P20" text:outline-level="2"><text:bookmark text:name="what-is-not"/><text:soft-page-break/>5.2 What is not</text:h>
      <text:list xml:id="list1085407799121608887" text:style-name="WWNum1007">
        <text:list-item>
          <text:p text:style-name="P11">Many language features including but not limited to:</text:p>
        </text:list-item>
        <text:list-item>
          <text:p text:style-name="P11">Classes</text:p>
        </text:list-item>
        <text:list-item>
          <text:p text:style-name="P11">Local scope, everything will be global.</text:p>
        </text:list-item>
        <text:list-item>
          <text:p text:style-name="P11">Normal integers (everything will be doubles)</text:p>
        </text:list-item>
        <text:list-item>
          <text:p text:style-name="P11">Pointers</text:p>
        </text:list-item>
      </text:list>
      <text:h text:style-name="P21" text:outline-level="1"><text:bookmark text:name="tasks-and-schedule"/>6 Tasks and Schedule</text:h>
      <text:list xml:id="list8866599529237187441" text:style-name="WWNum1008">
        <text:list-item>
          <text:p text:style-name="P12">Preliminary research and proposal preparation</text:p>
        </text:list-item>
      </text:list>
      <text:list xml:id="list6828150807907233852" text:style-name="WWNum1009">
        <text:list-item>
          <text:list>
            <text:list-item>
              <text:p text:style-name="P13"><text:span text:style-name="T1">Estimated Hours till completion:</text:span></text:p>
            </text:list-item>
            <text:list-item>
              <text:p text:style-name="P13"><text:span text:style-name="T1">Start Date:</text:span></text:p>
            </text:list-item>
            <text:list-item>
              <text:p text:style-name="P13"><text:span text:style-name="T1">Stop Date:</text:span></text:p>
            </text:list-item>
          </text:list>
        </text:list-item>
      </text:list>
      <text:list xml:id="list155751200222230" text:continue-list="list8866599529237187441" text:style-name="WWNum1008">
        <text:list-item>
          <text:p text:style-name="P12">Research</text:p>
        </text:list-item>
      </text:list>
      <text:list xml:id="list7981974425332070116" text:style-name="WWNum1010">
        <text:list-item>
          <text:list>
            <text:list-item>
              <text:p text:style-name="P14"><text:span text:style-name="T1">Estimated Hours till completion:</text:span></text:p>
            </text:list-item>
            <text:list-item>
              <text:p text:style-name="P14"><text:span text:style-name="T1">Start Date:</text:span></text:p>
            </text:list-item>
            <text:list-item>
              <text:p text:style-name="P14"><text:span text:style-name="T1">Stop Date:</text:span></text:p>
            </text:list-item>
          </text:list>
        </text:list-item>
      </text:list>
      <text:list xml:id="list155750238220246" text:continue-list="list155751200222230" text:style-name="WWNum1008">
        <text:list-item>
          <text:p text:style-name="P12">Requirements Specification document</text:p>
        </text:list-item>
      </text:list>
      <text:list xml:id="list7654245448954338369" text:style-name="WWNum1011">
        <text:list-item>
          <text:list>
            <text:list-item>
              <text:p text:style-name="P15"><text:span text:style-name="T1">Estimated Hours till completion:</text:span></text:p>
            </text:list-item>
            <text:list-item>
              <text:p text:style-name="P15"><text:span text:style-name="T1">Start Date:</text:span></text:p>
            </text:list-item>
            <text:list-item>
              <text:p text:style-name="P15"><text:span text:style-name="T1">Stop Date:</text:span></text:p>
            </text:list-item>
          </text:list>
        </text:list-item>
      </text:list>
      <text:list xml:id="list155751240098822" text:continue-list="list155750238220246" text:style-name="WWNum1008">
        <text:list-item>
          <text:p text:style-name="P12">Design</text:p>
        </text:list-item>
      </text:list>
      <text:list xml:id="list3867784487645441168" text:style-name="WWNum1012">
        <text:list-item>
          <text:list>
            <text:list-item>
              <text:p text:style-name="P16"><text:span text:style-name="T1">Estimated Hours till completion:</text:span></text:p>
            </text:list-item>
            <text:list-item>
              <text:p text:style-name="P16"><text:span text:style-name="T1">Start Date:</text:span></text:p>
            </text:list-item>
            <text:list-item>
              <text:p text:style-name="P16"><text:span text:style-name="T1">Stop Date:</text:span></text:p>
            </text:list-item>
          </text:list>
        </text:list-item>
      </text:list>
      <text:list xml:id="list155749974293578" text:continue-list="list155751240098822" text:style-name="WWNum1008">
        <text:list-item>
          <text:p text:style-name="P12">Writing behavior driven tests.</text:p>
        </text:list-item>
      </text:list>
      <text:list xml:id="list5619898048444081086" text:style-name="WWNum1013">
        <text:list-item>
          <text:list>
            <text:list-item>
              <text:p text:style-name="P17"><text:span text:style-name="T1">Estimated Hours till completion:</text:span></text:p>
            </text:list-item>
            <text:list-item>
              <text:p text:style-name="P17"><text:span text:style-name="T1">Start Date:</text:span></text:p>
            </text:list-item>
            <text:list-item>
              <text:p text:style-name="P17"><text:span text:style-name="T1">Stop Date:</text:span></text:p>
            </text:list-item>
          </text:list>
        </text:list-item>
      </text:list>
      <text:list xml:id="list155750322791786" text:continue-list="list155749974293578" text:style-name="WWNum1008">
        <text:list-item>
          <text:p text:style-name="P12">Writing the Code to preform the given behaviors previously specified.</text:p>
        </text:list-item>
      </text:list>
      <text:list xml:id="list4762888585641344907" text:style-name="WWNum1014">
        <text:list-item>
          <text:list>
            <text:list-item>
              <text:p text:style-name="P18"><text:span text:style-name="T1">Estimated Hours till completion:</text:span></text:p>
            </text:list-item>
            <text:list-item>
              <text:p text:style-name="P18"><text:span text:style-name="T1">Start Date:</text:span></text:p>
            </text:list-item>
            <text:list-item>
              <text:p text:style-name="P18"><text:span text:style-name="T1">Stop Date:</text:span></text:p>
            </text:list-item>
          </text:list>
        </text:list-item>
      </text:list>
      <text:p text:style-name="P1"><text:span text:style-name="T1">Total Hours:</text:span> 156</text:p>
      <text:h text:style-name="P21" text:outline-level="1"><text:bookmark text:name="deliverables"/><text:soft-page-break/>7 Deliverables</text:h>
      <text:list xml:id="list979051353556682554" text:style-name="WWNum1015">
        <text:list-item>
          <text:p text:style-name="P19">[ ] An executable that can interpret and execute the code written in a plain text file according to the spec.</text:p>
        </text:list-item>
      </text:list>
      <text:h text:style-name="P21" text:outline-level="1"><text:bookmark text:name="applicability"/>8 Applicability</text:h>
      <text:p text:style-name="P1">This project helps me deepen my understanding of how the code that I write is actually doing something, what process it has to go through to reach execution. This would expand on many of the topics taught in CS 124 where we learned about the low level constructs of programing. Also there is a lot of knowledge I will be able to utilize from CS 238 when we talked about languages and grammar which have to be defined in any programing language. It is outside of the curriculum because there is no class that focuses on constructing programing languages.</text:p>
      <text:h text:style-name="P21" text:outline-level="1"><text:bookmark text:name="required-resources-with-costs"/>9 Required Resources with Costs</text:h>
      <text:p text:style-name="P1">There is no requirements with costs.</text:p>
      <text:h text:style-name="P21" text:outline-level="1"><text:bookmark text:name="references"/>10 References</text:h>
      <text:list xml:id="list1023156674611947796" text:style-name="WWNum1016">
        <text:list-item>
          <text:p text:style-name="P5"><text:a xlink:type="simple" xlink:href="http://en.wikipedia.org/wiki/Abstract_syntax_tree" text:style-name="Internet_20_link" text:visited-style-name="Visited_20_Internet_20_Link"><text:span text:style-name="Link"><text:span text:style-name="T7">http://en.wikipedia.org/wiki/Abstract_syntax_tree</text:span></text:span></text:a></text:p>
        </text:list-item>
      </text:list>
      <text:p text:style-name="P1">Also all the things listed in "prior work by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ro" svg:font-family="Gero"/>
    <style:font-face style:name="Mangal1" svg:font-family="Mangal"/>
    <style:font-face style:name="Pel" svg:font-family="Pe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Arial" svg:font-family="Arial" style:font-family-generic="swiss" style:font-pitch="variable"/>
    <style:font-face style:name="F" svg:font-family=""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252in" fo:margin-bottom="0.1252in" loext:contextual-spacing="false" fo:text-align="start" style:justify-single-word="false" fo:orphans="2" fo:widows="2" style:writing-mode="lr-tb"/>
      <style:text-properties fo:color="#000000" style:font-name="Palatino Linotype" fo:font-family="'Palatino Linotype'"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mpact" style:family="paragraph" style:parent-style-name="Standard" style:default-outline-level="" style:list-style-name="WWNum1004">
      <style:graphic-properties draw:fill="none"/>
      <style:paragraph-properties fo:margin-left="0.25in" fo:margin-right="0in" fo:margin-top="0.0252in" fo:margin-bottom="0.0252in" loext:contextual-spacing="false" fo:text-align="start" style:justify-single-word="false" fo:orphans="2" fo:widows="2" fo:text-indent="-0.1866in" style:auto-text-indent="false" style:writing-mode="lr-tb"/>
      <style:text-properties fo:color="#000000" style:font-name="Palatino Linotype" fo:font-family="'Palatino Linotype'" style:font-family-generic="roman" style:font-pitch="variable"/>
    </style:style>
    <style:style style:name="Title" style:family="paragraph" style:parent-style-name="Standard"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000000" style:font-name="Palatino Linotype" fo:font-family="'Palatino Linotype'" style:font-family-generic="roman" style:font-pitch="variable" fo:font-size="24pt" fo:font-weight="bold" officeooo:rsid="00080e74" style:font-name-asian="F" style:font-family-generic-asian="system" style:font-pitch-asian="variable" style:font-size-asian="24pt" style:font-weight-asian="bold" style:font-name-complex="F" style:font-family-generic-complex="system" style:font-pitch-complex="variable" style:font-size-complex="24pt" style:font-weight-complex="bold"/>
    </style:style>
    <style:style style:name="Subtitle" style:family="paragraph" style:parent-style-name="Title" style:next-style-name="Standard"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Standard" style:default-outline-level="">
      <style:paragraph-properties fo:text-align="center" style:justify-single-word="false" fo:keep-together="always" fo:orphans="2" fo:widows="2" fo:keep-with-next="always" style:writing-mode="lr-tb"/>
    </style:style>
    <style:style style:name="Date" style:family="paragraph" style:next-style-name="Standard"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000000" style:font-name="Palatino Linotype" fo:font-family="'Palatino Linotype'"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style:font-name="Palatino Linotype" fo:font-family="'Palatino Linotype'"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style:font-name="Palatino Linotype" fo:font-family="'Palatino Linotype'"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lock_20_Quote" style:display-name="Block Quote" style:family="paragraph" style:parent-style-name="Standard" style:next-style-name="Standard" style:default-outline-level="">
      <style:paragraph-properties fo:margin-left="0.5in" fo:margin-right="0in" fo:margin-top="0.0693in" fo:margin-bottom="0.0693in" loext:contextual-spacing="false" fo:text-indent="0in" style:auto-text-indent="false"/>
      <style:text-properties fo:color="#000000" style:font-name="Palatino Linotype" fo:font-family="'Palatino Linotype'"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1252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in" fo:margin-bottom="0.0835in" loext:contextual-spacing="false"/>
      <style:text-properties fo:font-style="italic" style:font-style-asian="italic"/>
    </style:style>
    <style:style style:name="Image_20_Caption" style:display-name="Image Caption" style:family="paragraph" style:parent-style-name="Standard" style:default-outline-level="">
      <style:paragraph-properties fo:margin-top="0in" fo:margin-bottom="0.0835in" loext:contextual-spacing="false"/>
      <style:text-properties fo:font-style="italic" style:font-style-asian="italic"/>
    </style:style>
    <style:style style:name="Source_20_Code" style:display-name="Source Code" style:family="paragraph" style:parent-style-name="Standard" style:default-outline-level=""/>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Linux_X86_64 LibreOffice_project/40m0$Build-2</meta:generator>
    <meta:editing-duration>PT3M31S</meta:editing-duration>
    <dc:date>2015-04-20T15:57:13.236692423</dc:date>
    <meta:editing-cycles>2</meta:editing-cycles>
    <meta:document-statistic meta:table-count="0" meta:image-count="0" meta:object-count="0" meta:page-count="5" meta:paragraph-count="105" meta:word-count="906" meta:character-count="5240" meta:non-whitespace-character-count="450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